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4a9f" officeooo:paragraph-rsid="00074a9f"/>
    </style:style>
    <style:style style:name="P2" style:family="paragraph" style:parent-style-name="Standard">
      <style:text-properties fo:font-weight="bold" officeooo:rsid="00074a9f" officeooo:paragraph-rsid="00074a9f" style:font-weight-asian="bold" style:font-weight-complex="bold"/>
    </style:style>
    <style:style style:name="P3" style:family="paragraph" style:parent-style-name="Standard">
      <style:text-properties fo:font-weight="normal" officeooo:rsid="00074a9f" officeooo:paragraph-rsid="00074a9f" style:font-weight-asian="normal" style:font-weight-complex="normal"/>
    </style:style>
    <style:style style:name="P4" style:family="paragraph" style:parent-style-name="Standard">
      <style:paragraph-properties fo:break-before="page"/>
      <style:text-properties officeooo:rsid="00074a9f" officeooo:paragraph-rsid="00074a9f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n rises in the east. Shiva is a good boy.</text:p>
      <text:p text:style-name="P1">Sun rises in the east. Shiva is a good boy.</text:p>
      <text:p text:style-name="P1">Sun rises in the east. Shiva is a good boy.</text:p>
      <text:p text:style-name="P1">Sun rises in the east. Shiva is a good boy.</text:p>
      <text:p text:style-name="P1">Sun rises in the east. Shiva is a good boy.</text:p>
      <text:p text:style-name="P1">Sun rises in the east. Shiva is a good boy.</text:p>
      <text:p text:style-name="P2">Sun rises in the east. Shiva is a good boy.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Sun rises in the east. Shiva is a good boy.</text:p>
      <text:p text:style-name="P2">Sun rises in the east. Shiva is a good boy.</text:p>
      <text:p text:style-name="P2">Sun rises in the east. Shiva is a good boy.</text:p>
      <text:p text:style-name="P3">Sun rises in the east. Shiva is a good boy.</text:p>
      <text:p text:style-name="P3">Sun rises in the east. Shiva is a good boy.</text:p>
      <text:p text:style-name="P3">Sun rises in the east. Shiva is a good boy.</text:p>
      <text:p text:style-name="P3">Sun rises in the east. Shiva is a good boy.</text:p>
      <text:p text:style-name="P3">Sun rises in the east. Shiva is a good boy.</text:p>
      <text:p text:style-name="P3">Sun rises in the east. Shiva is a good boy.</text:p>
      <text:p text:style-name="P3">Sun rises in the east. Shiva is a good boy.</text:p>
      <text:p text:style-name="P2">Sun rises in the east. Shiva is a good boy.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oft-page-break/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2"><text:span text:style-name="T1">Sun rises in the east. Shiva is a good boy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1:20:42.719060513</meta:creation-date>
    <dc:date>2015-04-14T11:23:22.285224044</dc:date>
    <meta:editing-duration>P0D</meta:editing-duration>
    <meta:editing-cycles>1</meta:editing-cycles>
    <meta:document-statistic meta:table-count="0" meta:image-count="0" meta:object-count="0" meta:page-count="4" meta:paragraph-count="57" meta:word-count="570" meta:character-count="2451" meta:non-whitespace-character-count="1938"/>
    <meta:generator>LibreOffice/4.2.7.2$Linux_X86_64 LibreOffice_project/420m0$Build-2</meta:generator>
  </office:meta>
</office:document-meta>
</file>